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0BB4FA8D0C1.png" manifest:media-type="image/png"/>
  <manifest:file-entry manifest:full-path="Pictures/10000000000004B00000007613CEC24F.png" manifest:media-type="image/png"/>
  <manifest:file-entry manifest:full-path="Pictures/10000000000004B00000005EE00EFB42.png" manifest:media-type="image/png"/>
  <manifest:file-entry manifest:full-path="Pictures/10000000000004B0000000C9974EA99D.png" manifest:media-type="image/png"/>
  <manifest:file-entry manifest:full-path="Pictures/10000000000004B00000005F777ABF2B.png" manifest:media-type="image/png"/>
  <manifest:file-entry manifest:full-path="Pictures/10000000000004B00000008B0C8E1BEF.png" manifest:media-type="image/png"/>
  <manifest:file-entry manifest:full-path="Pictures/10000000000004B00000009DDEFB2CF4.png" manifest:media-type="image/png"/>
  <manifest:file-entry manifest:full-path="Pictures/10000000000004B000000070FED1F0CB.png" manifest:media-type="image/png"/>
  <manifest:file-entry manifest:full-path="Pictures/10000000000004B00000009D2ADF8DFB.png" manifest:media-type="image/png"/>
  <manifest:file-entry manifest:full-path="Pictures/10000000000004B0000000C921512305.png" manifest:media-type="image/png"/>
  <manifest:file-entry manifest:full-path="Pictures/10000000000004B00000009D4067863D.png" manifest:media-type="image/png"/>
  <manifest:file-entry manifest:full-path="Pictures/10000000000004B0000000ABDF08A60C.png" manifest:media-type="image/png"/>
  <manifest:file-entry manifest:full-path="Pictures/10000000000004B00000009B30985C10.png" manifest:media-type="image/png"/>
  <manifest:file-entry manifest:full-path="Pictures/10000000000004B000000050DC4E6029.png" manifest:media-type="image/png"/>
  <manifest:file-entry manifest:full-path="Pictures/10000000000004B0000000E9061F4DC1.png" manifest:media-type="image/png"/>
  <manifest:file-entry manifest:full-path="Pictures/10000000000004B00000007D2B0DA27B.png" manifest:media-type="image/png"/>
  <manifest:file-entry manifest:full-path="Pictures/10000000000006400000009A176859F9.png" manifest:media-type="image/png"/>
  <manifest:file-entry manifest:full-path="Pictures/10000000000006400000009D70931622.png" manifest:media-type="image/png"/>
  <manifest:file-entry manifest:full-path="Pictures/1000000000000640000000AB01A95AEA.png" manifest:media-type="image/png"/>
  <manifest:file-entry manifest:full-path="Pictures/10000000000004B0000000B44CFD34D8.png" manifest:media-type="image/png"/>
  <manifest:file-entry manifest:full-path="Pictures/10000000000004B00000009D811BF504.png" manifest:media-type="image/png"/>
  <manifest:file-entry manifest:full-path="Pictures/1000000000000640000000505DE8D5FE.png" manifest:media-type="image/png"/>
  <manifest:file-entry manifest:full-path="Pictures/10000000000004B000000087DE54F3FE.png" manifest:media-type="image/png"/>
  <manifest:file-entry manifest:full-path="Pictures/10000000000005780000008CCE2A00E9.png" manifest:media-type="image/png"/>
  <manifest:file-entry manifest:full-path="Pictures/1000000000000578000000709B7DFF31.png" manifest:media-type="image/png"/>
  <manifest:file-entry manifest:full-path="Pictures/10000000000004B00000006EB64FAC50.png" manifest:media-type="image/png"/>
  <manifest:file-entry manifest:full-path="Pictures/10000000000004B0000000BB202FBADB.png" manifest:media-type="image/png"/>
  <manifest:file-entry manifest:full-path="Pictures/10000000000005780000008E2B977FE2.png" manifest:media-type="image/png"/>
  <manifest:file-entry manifest:full-path="Pictures/10000000000004B0000000BBF0EB7BCA.png" manifest:media-type="image/png"/>
  <manifest:file-entry manifest:full-path="Pictures/10000000000004B0000000BB8B6FBD00.png" manifest:media-type="image/png"/>
  <manifest:file-entry manifest:full-path="Pictures/10000000000006400000008EB6E28A97.png" manifest:media-type="image/png"/>
  <manifest:file-entry manifest:full-path="Pictures/10000000000004B0000000ACB4BAC71C.png" manifest:media-type="image/png"/>
  <manifest:file-entry manifest:full-path="Pictures/10000000000004B0000000BA9479BE2E.png" manifest:media-type="image/png"/>
  <manifest:file-entry manifest:full-path="Pictures/10000000000005780000009DF5A7F24B.png" manifest:media-type="image/png"/>
  <manifest:file-entry manifest:full-path="Pictures/10000000000006400000007DBC166D42.png" manifest:media-type="image/png"/>
  <manifest:file-entry manifest:full-path="Pictures/10000000000004B00000008713F05472.png" manifest:media-type="image/png"/>
  <manifest:file-entry manifest:full-path="Pictures/1000000000000578000000612664366B.png" manifest:media-type="image/png"/>
  <manifest:file-entry manifest:full-path="Pictures/100000000000057800000061B70860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416cm" svg:height="2.76cm" svg:x="0.762cm" svg:y="2.32cm" presentation:class="graphic" presentation:user-transformed="true">
          <draw:image xlink:href="Pictures/100000000000057800000061B70860F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524cm" svg:y="0.05cm" presentation:class="title" presentation:user-transformed="true">
          <draw:text-box>
            <text:p><text:span text:style-name="T1">MGG_00739T0</text:span></text:p>
          </draw:text-box>
        </draw:frame>
        <draw:frame draw:style-name="gr2" draw:text-style-name="P3" draw:layer="layout" svg:width="5.334cm" svg:height="0.962cm" svg:x="11.684cm" svg:y="5.896cm">
          <draw:text-box>
            <text:p><text:span text:style-name="T2">MGG_01676T0</text:span></text:p>
          </draw:text-box>
        </draw:frame>
        <draw:frame draw:style-name="gr3" draw:text-style-name="P4" draw:layer="layout" svg:width="26.983cm" svg:height="2.954cm" svg:x="0.762cm" svg:y="6.952cm">
          <draw:image xlink:href="Pictures/1000000000000578000000612664366B.png" xlink:type="simple" xlink:show="embed" xlink:actuate="onLoad">
            <text:p/>
          </draw:image>
        </draw:frame>
        <draw:frame draw:style-name="gr2" draw:text-style-name="P3" draw:layer="layout" svg:width="5.334cm" svg:height="0.962cm" svg:x="11.938cm" svg:y="10.722cm">
          <draw:text-box>
            <text:p><text:span text:style-name="T2">MGG_00680T0</text:span></text:p>
          </draw:text-box>
        </draw:frame>
        <draw:frame draw:style-name="gr3" draw:text-style-name="P4" draw:layer="layout" svg:width="26.924cm" svg:height="3.647cm" svg:x="0.762cm" svg:y="11.684cm">
          <draw:image xlink:href="Pictures/10000000000005780000009DF5A7F24B.png" xlink:type="simple" xlink:show="embed" xlink:actuate="onLoad">
            <text:p/>
          </draw:image>
        </draw:frame>
        <draw:frame draw:style-name="gr2" draw:text-style-name="P3" draw:layer="layout" svg:width="5.334cm" svg:height="0.962cm" svg:x="11.938cm" svg:y="15.802cm">
          <draw:text-box>
            <text:p><text:span text:style-name="T2">MGG_01804T0</text:span></text:p>
          </draw:text-box>
        </draw:frame>
        <draw:frame draw:style-name="gr3" draw:text-style-name="P4" draw:layer="layout" svg:width="26.864cm" svg:height="3.6cm" svg:x="0.762cm" svg:y="16.764cm">
          <draw:image xlink:href="Pictures/10000000000005780000008E2B977FE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5.334cm" svg:height="0.962cm" svg:x="11.43cm" svg:y="1.27cm">
          <draw:text-box>
            <text:p><text:span text:style-name="T2">MGG_02741T0</text:span></text:p>
          </draw:text-box>
        </draw:frame>
        <draw:frame draw:style-name="gr3" draw:text-style-name="P4" draw:layer="layout" svg:width="27.491cm" svg:height="3.254cm" svg:x="0.195cm" svg:y="2.08cm">
          <draw:image xlink:href="Pictures/1000000000000578000000709B7DFF31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6.15cm">
          <draw:text-box>
            <text:p><text:span text:style-name="T2">MGG_03265T0</text:span></text:p>
          </draw:text-box>
        </draw:frame>
        <draw:frame draw:style-name="gr3" draw:text-style-name="P4" draw:layer="layout" svg:width="27.491cm" svg:height="3.556cm" svg:x="0.254cm" svg:y="7.112cm">
          <draw:image xlink:href="Pictures/10000000000005780000008CCE2A00E9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11.176cm">
          <draw:text-box>
            <text:p><text:span text:style-name="T2">MGG_03704T0</text:span></text:p>
          </draw:text-box>
        </draw:frame>
        <draw:frame draw:style-name="gr3" draw:text-style-name="P4" draw:layer="layout" svg:width="27.491cm" svg:height="2.54cm" svg:x="0.195cm" svg:y="12.192cm">
          <draw:image xlink:href="Pictures/1000000000000640000000505DE8D5FE.png" xlink:type="simple" xlink:show="embed" xlink:actuate="onLoad">
            <text:p/>
          </draw:image>
        </draw:frame>
        <draw:frame draw:style-name="gr2" draw:text-style-name="P3" draw:layer="layout" svg:width="5.334cm" svg:height="0.962cm" svg:x="11.509cm" svg:y="14.922cm">
          <draw:text-box>
            <text:p><text:span text:style-name="T2">MGG_05325T0</text:span></text:p>
          </draw:text-box>
        </draw:frame>
        <draw:frame draw:style-name="gr3" draw:text-style-name="P4" draw:layer="layout" svg:width="27.432cm" svg:height="5.08cm" svg:x="0.254cm" svg:y="15.748cm">
          <draw:image xlink:href="Pictures/1000000000000640000000AB01A95AE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43cm" svg:y="1.27cm">
          <draw:text-box>
            <text:p><text:span text:style-name="T2">MGG_06313T0</text:span></text:p>
          </draw:text-box>
        </draw:frame>
        <draw:frame draw:style-name="gr3" draw:text-style-name="P4" draw:layer="layout" svg:width="27.178cm" svg:height="3.456cm" svg:x="0.254cm" svg:y="2.132cm">
          <draw:image xlink:href="Pictures/10000000000006400000007DBC166D42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6.404cm">
          <draw:text-box>
            <text:p><text:span text:style-name="T2">MGG_06570T0</text:span></text:p>
          </draw:text-box>
        </draw:frame>
        <draw:frame draw:style-name="gr3" draw:text-style-name="P4" draw:layer="layout" svg:width="27.491cm" svg:height="3.611cm" svg:x="0.254cm" svg:y="7.112cm">
          <draw:image xlink:href="Pictures/10000000000006400000008EB6E28A97.png" xlink:type="simple" xlink:show="embed" xlink:actuate="onLoad">
            <text:p/>
          </draw:image>
        </draw:frame>
        <draw:frame draw:style-name="gr2" draw:text-style-name="P3" draw:layer="layout" svg:width="5.334cm" svg:height="0.962cm" svg:x="11.231cm" svg:y="11.347cm">
          <draw:text-box>
            <text:p><text:span text:style-name="T2">MGG_06881T0</text:span></text:p>
          </draw:text-box>
        </draw:frame>
        <draw:frame draw:style-name="gr3" draw:text-style-name="P4" draw:layer="layout" svg:width="27.431cm" svg:height="3.556cm" svg:x="0.309cm" svg:y="12.336cm">
          <draw:image xlink:href="Pictures/10000000000006400000009D70931622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16.31cm">
          <draw:text-box>
            <text:p><text:span text:style-name="T2">MGG_07252T0</text:span></text:p>
          </draw:text-box>
        </draw:frame>
        <draw:frame draw:style-name="gr3" draw:text-style-name="P4" draw:layer="layout" svg:width="27.432cm" svg:height="3.302cm" svg:x="0.254cm" svg:y="17.272cm">
          <draw:image xlink:href="Pictures/10000000000006400000009A176859F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43cm" svg:y="1.07cm">
          <draw:text-box>
            <text:p><text:span text:style-name="T2">MGG_08573T0</text:span></text:p>
          </draw:text-box>
        </draw:frame>
        <draw:frame draw:style-name="gr3" draw:text-style-name="P4" draw:layer="layout" svg:width="27.686cm" svg:height="4.572cm" svg:x="0.314cm" svg:y="2.032cm">
          <draw:image xlink:href="Pictures/10000000000004B00000007D2B0DA27B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7.112cm">
          <draw:text-box>
            <text:p><text:span text:style-name="T2">MGG_08804T0</text:span></text:p>
          </draw:text-box>
        </draw:frame>
        <draw:frame draw:style-name="gr3" draw:text-style-name="P4" draw:layer="layout" svg:width="27.237cm" svg:height="3.864cm" svg:x="0.508cm" svg:y="8.074cm">
          <draw:image xlink:href="Pictures/10000000000004B00000006EB64FAC50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12.446cm">
          <draw:text-box>
            <text:p><text:span text:style-name="T2">MGG_08829T0</text:span></text:p>
          </draw:text-box>
        </draw:frame>
        <draw:frame draw:style-name="gr3" draw:text-style-name="P4" draw:layer="layout" svg:width="26.924cm" svg:height="7.166cm" svg:x="0.508cm" svg:y="13.408cm">
          <draw:image xlink:href="Pictures/10000000000004B0000000E9061F4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5.334cm" svg:height="0.962cm" svg:x="11.176cm" svg:y="0.816cm">
          <draw:text-box>
            <text:p><text:span text:style-name="T2">MGG_09505T0</text:span></text:p>
          </draw:text-box>
        </draw:frame>
        <draw:frame draw:style-name="gr3" draw:text-style-name="P4" draw:layer="layout" svg:width="27.178cm" svg:height="5.354cm" svg:x="0.254cm" svg:y="1.758cm">
          <draw:image xlink:href="Pictures/10000000000004B0000000BA9479BE2E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7.928cm">
          <draw:text-box>
            <text:p><text:span text:style-name="T2">MGG_09536T0</text:span></text:p>
          </draw:text-box>
        </draw:frame>
        <draw:frame draw:style-name="gr3" draw:text-style-name="P4" draw:layer="layout" svg:width="27.178cm" svg:height="5.08cm" svg:x="0.254cm" svg:y="8.636cm">
          <draw:image xlink:href="Pictures/10000000000004B0000000ABDF08A60C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14.732cm">
          <draw:text-box>
            <text:p><text:span text:style-name="T2">MGG_10195T0</text:span></text:p>
          </draw:text-box>
        </draw:frame>
        <draw:frame draw:style-name="gr3" draw:text-style-name="P4" draw:layer="layout" svg:width="27.237cm" svg:height="4.424cm" svg:x="0.41cm" svg:y="15.642cm">
          <draw:image xlink:href="Pictures/10000000000004B00000009D2ADF8D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176cm" svg:y="0.816cm">
          <draw:text-box>
            <text:p><text:span text:style-name="T2">MGG_10820T0</text:span></text:p>
          </draw:text-box>
        </draw:frame>
        <draw:frame draw:style-name="gr3" draw:text-style-name="P4" draw:layer="layout" svg:width="27.178cm" svg:height="4.898cm" svg:x="0.254cm" svg:y="1.706cm">
          <draw:image xlink:href="Pictures/10000000000004B000000070FED1F0CB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7.62cm">
          <draw:text-box>
            <text:p><text:span text:style-name="T2">MGG_14293T0</text:span></text:p>
          </draw:text-box>
        </draw:frame>
        <draw:frame draw:style-name="gr3" draw:text-style-name="P4" draw:layer="layout" svg:width="26.924cm" svg:height="4.282cm" svg:x="0.508cm" svg:y="8.582cm">
          <draw:image xlink:href="Pictures/10000000000004B000000050DC4E6029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13.77cm">
          <draw:text-box>
            <text:p><text:span text:style-name="T2">MGG_09885T0</text:span></text:p>
          </draw:text-box>
        </draw:frame>
        <draw:frame draw:style-name="gr3" draw:text-style-name="P4" draw:layer="layout" svg:width="26.67cm" svg:height="5.588cm" svg:x="0.508cm" svg:y="14.732cm">
          <draw:image xlink:href="Pictures/10000000000004B00000009DDEFB2C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176cm" svg:y="0.562cm">
          <draw:text-box>
            <text:p text:style-name="P4"><text:span text:style-name="T2">Rna15</text:span></text:p>
          </draw:text-box>
        </draw:frame>
        <draw:frame draw:style-name="gr3" draw:text-style-name="P4" draw:layer="layout" svg:width="27.177cm" svg:height="5.588cm" svg:x="0.508cm" svg:y="1.524cm">
          <draw:image xlink:href="Pictures/10000000000004B0000000BB8B6FBD00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7.62cm">
          <draw:text-box>
            <text:p text:style-name="P4"><text:span text:style-name="T2">Pcf11</text:span></text:p>
          </draw:text-box>
        </draw:frame>
        <draw:frame draw:style-name="gr3" draw:text-style-name="P4" draw:layer="layout" svg:width="27.166cm" svg:height="5.842cm" svg:x="0.508cm" svg:y="8.382cm">
          <draw:image xlink:href="Pictures/10000000000004B0000000C921512305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14.532cm">
          <draw:text-box>
            <text:p text:style-name="P4"><text:span text:style-name="T2">Clp1</text:span></text:p>
          </draw:text-box>
        </draw:frame>
        <draw:frame draw:style-name="gr3" draw:text-style-name="P4" draw:layer="layout" svg:width="27.237cm" svg:height="4.766cm" svg:x="0.508cm" svg:y="15.554cm">
          <draw:image xlink:href="Pictures/10000000000004B00000008B0C8E1B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176cm" svg:y="0.837cm">
          <draw:text-box>
            <text:p text:style-name="P4"><text:span text:style-name="T2">Ssu72</text:span></text:p>
          </draw:text-box>
        </draw:frame>
        <draw:frame draw:style-name="gr3" draw:text-style-name="P4" draw:layer="layout" svg:width="27.177cm" svg:height="4.064cm" svg:x="0.508cm" svg:y="1.778cm">
          <draw:image xlink:href="Pictures/10000000000004B00000005F777ABF2B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6.604cm">
          <draw:text-box>
            <text:p text:style-name="P4"><text:span text:style-name="T2">Hrp1</text:span></text:p>
          </draw:text-box>
        </draw:frame>
        <draw:frame draw:style-name="gr3" draw:text-style-name="P4" draw:layer="layout" svg:width="27.237cm" svg:height="5.25cm" svg:x="0.449cm" svg:y="7.566cm">
          <draw:image xlink:href="Pictures/10000000000004B0000000C9974EA99D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13.462cm">
          <draw:text-box>
            <text:p text:style-name="P4"><text:span text:style-name="T2">Ref2</text:span></text:p>
          </draw:text-box>
        </draw:frame>
        <draw:frame draw:style-name="gr3" draw:text-style-name="P4" draw:layer="layout" svg:width="27.178cm" svg:height="3.716cm" svg:x="0.508cm" svg:y="14.572cm">
          <draw:image xlink:href="Pictures/10000000000004B00000005EE00EFB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176cm" svg:y="0.308cm">
          <draw:text-box>
            <text:p text:style-name="P4"><text:span text:style-name="T2">Fip1</text:span></text:p>
          </draw:text-box>
        </draw:frame>
        <draw:frame draw:style-name="gr3" draw:text-style-name="P4" draw:layer="layout" svg:width="26.924cm" svg:height="4.064cm" svg:x="0.508cm" svg:y="1.27cm">
          <draw:image xlink:href="Pictures/10000000000004B00000007613CEC24F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6.096cm">
          <draw:text-box>
            <text:p text:style-name="P4"><text:span text:style-name="T2">Yth1</text:span></text:p>
          </draw:text-box>
        </draw:frame>
        <draw:frame draw:style-name="gr3" draw:text-style-name="P4" draw:layer="layout" svg:width="27.178cm" svg:height="4.118cm" svg:x="0.508cm" svg:y="7.058cm">
          <draw:image xlink:href="Pictures/10000000000004B00000009D811BF504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11.992cm">
          <draw:text-box>
            <text:p text:style-name="P4"><text:span text:style-name="T2">Pfs2</text:span></text:p>
          </draw:text-box>
        </draw:frame>
        <draw:frame draw:style-name="gr3" draw:text-style-name="P4" draw:layer="layout" svg:width="27.178cm" svg:height="5.842cm" svg:x="0.508cm" svg:y="12.954cm">
          <draw:image xlink:href="Pictures/10000000000004B0000000BB202FBA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43cm" svg:y="0.508cm">
          <draw:text-box>
            <text:p text:style-name="P4"><text:span text:style-name="T2">Pta1</text:span></text:p>
          </draw:text-box>
        </draw:frame>
        <draw:frame draw:style-name="gr3" draw:text-style-name="P4" draw:layer="layout" svg:width="27.431cm" svg:height="3.889cm" svg:x="0.39cm" svg:y="1.445cm">
          <draw:image xlink:href="Pictures/10000000000004B00000008713F05472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5.642cm">
          <draw:text-box>
            <text:p text:style-name="P4"><text:span text:style-name="T2">Ydh1_Ctf2</text:span></text:p>
          </draw:text-box>
        </draw:frame>
        <draw:frame draw:style-name="gr3" draw:text-style-name="P4" draw:layer="layout" svg:width="26.924cm" svg:height="4.572cm" svg:x="0.508cm" svg:y="6.604cm">
          <draw:image xlink:href="Pictures/10000000000004B0000000B44CFD34D8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11.43cm">
          <draw:text-box>
            <text:p text:style-name="P4"><text:span text:style-name="T2">Yhh1_Ctf1</text:span></text:p>
          </draw:text-box>
        </draw:frame>
        <draw:frame draw:style-name="gr3" draw:text-style-name="P4" draw:layer="layout" svg:width="27.178cm" svg:height="3.657cm" svg:x="0.254cm" svg:y="12.192cm">
          <draw:image xlink:href="Pictures/10000000000004B000000087DE54F3FE.png" xlink:type="simple" xlink:show="embed" xlink:actuate="onLoad">
            <text:p/>
          </draw:image>
        </draw:frame>
        <draw:frame draw:style-name="gr2" draw:text-style-name="P3" draw:layer="layout" svg:width="5.334cm" svg:height="0.962cm" svg:x="11.43cm" svg:y="15.849cm">
          <draw:text-box>
            <text:p text:style-name="P4"><text:span text:style-name="T2">Ysh1</text:span></text:p>
          </draw:text-box>
        </draw:frame>
        <draw:frame draw:style-name="gr3" draw:text-style-name="P4" draw:layer="layout" svg:width="27.431cm" svg:height="4.189cm" svg:x="0.255cm" svg:y="16.764cm">
          <draw:image xlink:href="Pictures/10000000000004B0000000ACB4BAC7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43cm" svg:y="0.562cm">
          <draw:text-box>
            <text:p text:style-name="P4"><text:span text:style-name="T2">Pap1</text:span></text:p>
          </draw:text-box>
        </draw:frame>
        <draw:frame draw:style-name="gr3" draw:text-style-name="P4" draw:layer="layout" svg:width="27.178cm" svg:height="4.572cm" svg:x="0.508cm" svg:y="1.524cm">
          <draw:image xlink:href="Pictures/10000000000004B00000009D4067863D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6.658cm">
          <draw:text-box>
            <text:p text:style-name="P4"><text:span text:style-name="T2">Mpe1</text:span></text:p>
          </draw:text-box>
        </draw:frame>
        <draw:frame draw:style-name="gr3" draw:text-style-name="P4" draw:layer="layout" svg:width="27.431cm" svg:height="5.08cm" svg:x="0.317cm" svg:y="7.62cm">
          <draw:image xlink:href="Pictures/10000000000004B0000000BBF0EB7BCA.png" xlink:type="simple" xlink:show="embed" xlink:actuate="onLoad">
            <text:p/>
          </draw:image>
        </draw:frame>
        <draw:frame draw:style-name="gr2" draw:text-style-name="P3" draw:layer="layout" svg:width="5.334cm" svg:height="0.962cm" svg:x="11.176cm" svg:y="12.954cm">
          <draw:text-box>
            <text:p text:style-name="P4"><text:span text:style-name="T2">Glc7</text:span></text:p>
          </draw:text-box>
        </draw:frame>
        <draw:frame draw:style-name="gr3" draw:text-style-name="P4" draw:layer="layout" svg:width="27.178cm" svg:height="5.588cm" svg:x="0.254cm" svg:y="13.97cm">
          <draw:image xlink:href="Pictures/10000000000004B0000000BB4FA8D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5.334cm" svg:height="0.962cm" svg:x="11.43cm" svg:y="0.562cm">
          <draw:text-box>
            <text:p text:style-name="P4"><text:span text:style-name="T2">Rna14</text:span></text:p>
          </draw:text-box>
        </draw:frame>
        <draw:frame draw:style-name="gr3" draw:text-style-name="P4" draw:layer="layout" svg:width="26.983cm" svg:height="5.334cm" svg:x="0.508cm" svg:y="1.524cm">
          <draw:image xlink:href="Pictures/10000000000004B00000009B30985C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5:44:34.886837916</meta:creation-date>
    <meta:print-date>2014-06-26T16:51:24.182552265</meta:print-date>
    <dc:date>2014-06-27T16:08:47.958067107</dc:date>
    <meta:editing-duration>PT3H5M42S</meta:editing-duration>
    <meta:editing-cycles>7</meta:editing-cycles>
    <meta:generator>LibreOffice/4.2.4.2$Linux_X86_64 LibreOffice_project/420m0$Build-2</meta:generator>
    <meta:document-statistic meta:object-count="142"/>
  </office:meta>
</office:document-meta>
</file>